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b3775" officeooo:paragraph-rsid="001bcd4c"/>
    </style:style>
    <style:style style:name="P2" style:family="paragraph" style:parent-style-name="Standard">
      <style:text-properties fo:font-weight="bold" officeooo:rsid="000e6cfc" officeooo:paragraph-rsid="001bcd4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e6cfc" officeooo:paragraph-rsid="001bcd4c" style:font-weight-asian="bold" style:font-weight-complex="bold"/>
    </style:style>
    <style:style style:name="P4" style:family="paragraph" style:parent-style-name="Standard">
      <style:text-properties fo:font-weight="bold" officeooo:rsid="000e6cfc" officeooo:paragraph-rsid="001e02e1" style:font-weight-asian="bold" style:font-weight-complex="bold"/>
    </style:style>
    <style:style style:name="P5" style:family="paragraph" style:parent-style-name="Standard" style:list-style-name="L1">
      <style:text-properties fo:font-weight="normal" officeooo:rsid="000e6cfc" officeooo:paragraph-rsid="001e02e1" style:font-weight-asian="normal" style:font-weight-complex="normal"/>
    </style:style>
    <style:style style:name="P6" style:family="paragraph" style:parent-style-name="Standard" style:list-style-name="L2">
      <style:text-properties officeooo:paragraph-rsid="001e02e1"/>
    </style:style>
    <style:style style:name="T1" style:family="text">
      <style:text-properties officeooo:rsid="001b3775"/>
    </style:style>
    <style:style style:name="T2" style:family="text">
      <style:text-properties officeooo:rsid="001bcd4c"/>
    </style:style>
    <style:style style:name="T3" style:family="text">
      <style:text-properties officeooo:rsid="001cc74c"/>
    </style:style>
    <style:style style:name="T4" style:family="text">
      <style:text-properties officeooo:rsid="001e02e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NAT - Network address translation</text:span><text:span text:style-name="T3">(Figure 30)</text:span></text:p>
      <text:p text:style-name="P1"><text:span text:style-name="T2"/></text:p>
      <text:p text:style-name="P2">Objection to NAT</text:p>
      <text:list xml:id="list1888696693" text:style-name="L1">
        <text:list-item>
          <text:p text:style-name="P5"><text:span text:style-name="T4">Oiirt addresses are being used to recognize packets meant for hosts. Port numbers are meant for addressing processes within hosts</text:span></text:p>
        </text:list-item>
        <text:list-item>
          <text:p text:style-name="P5"><text:span text:style-name="T4">Router is modifying feilds(Port number) <text:s/>in the transport layer segment.</text:span></text:p>
        </text:list-item>
        <text:list-item>
          <text:p text:style-name="P5"><text:span text:style-name="T4">NAT voilates end-to-end arguments that host should talk directly without interfereing nodes modifying IP addresses and port</text:span></text:p>
        </text:list-item>
        <text:list-item>
          <text:p text:style-name="P5"><text:span text:style-name="T4">NAT is ahck. I{V6 addressing should be used to solbe the shortage of IP addresses.</text:span></text:p>
        </text:list-item>
      </text:list>
      <text:p text:style-name="P4"><text:span text:style-name="T4"/></text:p>
      <text:p text:style-name="P2"><text:span text:style-name="T2">Disadvantage of NAP</text:span></text:p>
      <text:list xml:id="list1726699959" text:style-name="L2">
        <text:list-item>
          <text:p text:style-name="P6"><text:span text:style-name="T1">NAT can ensure communication only if host behind NAT is the initiator of the communication. This way the NAT machine will have the oppurtunity to create the right mapping</text:span></text:p>
        </text:list-item>
        <text:list-item>
          <text:p text:style-name="P6"><text:span text:style-name="T1">A host from outside cannot initiate a connection with a host behind NAT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11-30T12:11:03</meta:creation-date>
    <dc:date>2013-03-14T18:06:10</dc:date>
    <dc:creator>Kempa </dc:creator>
    <meta:editing-duration>PT14M24S</meta:editing-duration>
    <meta:editing-cycles>3</meta:editing-cycles>
    <meta:generator>LibreOffice/3.6$Linux_x86 LibreOffice_project/360m1$Build-2</meta:generator>
    <meta:document-statistic meta:table-count="0" meta:image-count="0" meta:object-count="0" meta:page-count="1" meta:paragraph-count="9" meta:word-count="122" meta:character-count="733" meta:non-whitespace-character-count="624"/>
  </office:meta>
</office:document-meta>
</file>